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921" officeooo:paragraph-rsid="000de92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ules of the game :</text:p>
      <text:p text:style-name="P1"/>
      <text:p text:style-name="P1">The left side of the game play displays the game score with the current score, number of white coins scored and black coins scored.</text:p>
      <text:p text:style-name="P1">The right side displays the rules of the game along with the speed bar.</text:p>
      <text:p text:style-name="P1">As the striker moves you can, change the direc with a and c keys or with the mouse.</text:p>
      <text:p text:style-name="P1">Collecting all the white coins gives a +10 in the main score.</text:p>
      <text:p text:style-name="P1">If u collect a black coin scores u a -5.</text:p>
      <text:p text:style-name="P1">But, a queen will give you +50. </text:p>
      <text:p text:style-name="P1">Also, each 10<text:span text:style-name="T1">th</text:span> second costs you a point as the ticker counts.</text:p>
      <text:p text:style-name="P1">Making a foul i.e. moving the striker in the pocket will again decrease your score by -5.</text:p>
      <text:p text:style-name="P1"/>
      <text:p text:style-name="P1">Extra features : </text:p>
      <text:p text:style-name="P1">Sound effects for correct, wrong coin scored.</text:p>
      <text:p text:style-name="P1">Collected coins are displayed at the bottom of the scre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35:07.053797809</meta:creation-date>
    <dc:date>2015-01-22T18:47:14.001301801</dc:date>
    <meta:editing-duration>P0D</meta:editing-duration>
    <meta:editing-cycles>1</meta:editing-cycles>
    <meta:document-statistic meta:table-count="0" meta:image-count="0" meta:object-count="0" meta:page-count="1" meta:paragraph-count="12" meta:word-count="140" meta:character-count="712" meta:non-whitespace-character-count="582"/>
    <meta:generator>LibreOffice/4.2.6.3$Linux_X86_64 LibreOffice_project/420m0$Build-3</meta:generator>
  </office:meta>
</office:document-meta>
</file>